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0.268cm"/>
    </style:style>
    <style:style style:name="co3" style:family="table-column">
      <style:table-column-properties fo:break-before="auto" style:column-width="17.461cm"/>
    </style:style>
    <style:style style:name="co4" style:family="table-column">
      <style:table-column-properties fo:break-before="auto" style:column-width="20.068cm"/>
    </style:style>
    <style:style style:name="co5" style:family="table-column">
      <style:table-column-properties fo:break-before="auto" style:column-width="7.07cm"/>
    </style:style>
    <style:style style:name="co6" style:family="table-column">
      <style:table-column-properties fo:break-before="auto" style:column-width="12.467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2.244cm" fo:break-before="page" style:use-optimal-row-height="false"/>
    </style:style>
    <style:style style:name="ro3" style:family="table-row">
      <style:table-row-properties style:row-height="2.244cm" fo:break-before="auto" style:use-optimal-row-height="false"/>
    </style:style>
    <style:style style:name="ro4" style:family="table-row">
      <style:table-row-properties style:row-height="2.771cm" fo:break-before="auto" style:use-optimal-row-height="false"/>
    </style:style>
    <style:style style:name="ro5" style:family="table-row">
      <style:table-row-properties style:row-height="2.644cm" fo:break-before="auto" style:use-optimal-row-height="false"/>
    </style:style>
    <style:style style:name="ro6" style:family="table-row">
      <style:table-row-properties style:row-height="3.171cm" fo:break-before="auto" style:use-optimal-row-height="false"/>
    </style:style>
    <style:style style:name="ro7" style:family="table-row">
      <style:table-row-properties style:row-height="3.697cm" fo:break-before="auto" style:use-optimal-row-height="false"/>
    </style:style>
    <style:style style:name="ro8" style:family="table-row">
      <style:table-row-properties style:row-height="4.225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cff99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fo:font-weight="bold" style:font-weight-asian="bold" style:font-name-complex="Arial1" style:font-weight-complex="bold"/>
    </style:style>
    <style:style style:name="ce6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ackground-color="#99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9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2" fo:font-weight="normal" style:font-weight-asian="normal" style:font-name-complex="Arial4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ccffcc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4" style:font-weight-complex="bold"/>
    </style:style>
    <style:style style:name="ce21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22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Excel_20_Built-in_20_Normal">
      <style:table-cell-properties fo:background-color="#ffffff" fo:wrap-option="wrap" fo:border="0.002cm solid #000000" style:vertical-align="middle"/>
    </style:style>
    <style:style style:name="ce24" style:family="table-cell" style:parent-style-name="Excel_20_Built-in_20_Normal" style:data-style-name="N8001">
      <style:table-cell-properties fo:background-color="#ccff99"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25" style:family="table-cell" style:parent-style-name="Excel_20_Built-in_20_Normal">
      <style:table-cell-properties fo:background-color="#ccff99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" style:data-style-name="N8001">
      <style:table-cell-properties fo:wrap-option="wrap" fo:border="0.002cm solid #000000" style:vertical-align="top"/>
      <style:text-properties style:font-name="Arial1" style:font-name-complex="Arial1" fo:hyphenate="true"/>
    </style:style>
    <style:style style:name="ce2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</style:style>
    <style:style style:name="ce29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0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</style:style>
    <style:style style:name="ce31" style:family="table-cell" style:parent-style-name="Excel_20_Built-in_20_Normal">
      <style:table-cell-properties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</style:style>
    <style:style style:name="ce33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34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top"/>
      <style:paragraph-properties fo:text-align="start" fo:margin-left="0cm"/>
    </style:style>
    <style:style style:name="ce35" style:family="table-cell" style:parent-style-name="Excel_20_Built-in_20_Normal">
      <style:table-cell-properties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fo:wrap-option="wrap" fo:border="0.002cm solid #000000" style:rotation-angle="0" style:vertical-align="top"/>
      <style:text-properties style:font-name="Arial1" style:font-name-complex="Arial1"/>
    </style:style>
    <style:style style:name="ce37" style:family="table-cell" style:parent-style-name="Excel_20_Built-in_20_Normal">
      <style:table-cell-properties fo:wrap-option="wrap" fo:border="0.002cm solid #000000" style:rotation-angle="0" style:vertical-align="middle"/>
      <style:text-properties style:font-name="Arial1" style:font-name-complex="Arial1"/>
    </style:style>
    <style:style style:name="ce38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9" style:family="table-cell" style:parent-style-name="Excel_20_Built-in_20_Normal">
      <style:table-cell-properties fo:background-color="#ccff99" fo:wrap-option="wrap" fo:border="0.002cm solid #000000" style:vertical-align="top"/>
      <style:text-properties style:font-name="Arial2" style:font-name-complex="Arial4"/>
    </style:style>
    <style:style style:name="ce40" style:family="table-cell" style:parent-style-name="Excel_20_Built-in_20_Normal">
      <style:table-cell-properties fo:background-color="#ffffff" fo:wrap-option="wrap" fo:border="0.002cm solid #000000" style:vertical-align="top"/>
      <style:text-properties style:font-name="Arial1" fo:language="fr" fo:country="FR" style:text-underline-mode="continuous" style:text-overline-mode="continuous" style:text-line-through-mode="continuous" style:language-asian="zh" style:country-asian="CN" style:font-name-complex="Arial1" style:language-complex="hi" style:country-complex="IN" style:text-emphasize="none" style:font-relief="none" style:text-overline-style="none" style:text-overline-color="font-color"/>
    </style:style>
    <style:style style:name="ce41" style:family="table-cell" style:parent-style-name="Excel_20_Built-in_20_Normal">
      <style:table-cell-properties fo:border="0.002cm solid #000000" style:vertical-align="top"/>
    </style:style>
    <style:style style:name="ce42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middle"/>
      <style:paragraph-properties fo:margin-left="0cm"/>
    </style:style>
    <style:style style:name="ce43" style:family="table-cell" style:parent-style-name="Excel_20_Built-in_20_Normal">
      <style:table-cell-properties style:text-align-source="value-type" style:repeat-content="false" fo:wrap-option="wrap" fo:border="0.002cm solid #000000" style:vertical-align="top"/>
      <style:paragraph-properties fo:margin-left="0cm"/>
    </style:style>
    <style:style style:name="ce44" style:family="table-cell" style:parent-style-name="Excel_20_Built-in_20_Normal">
      <style:table-cell-properties fo:background-color="#ccff99" style:text-align-source="value-type" style:repeat-content="false" fo:wrap-option="wrap" style:vertical-align="top"/>
      <style:paragraph-properties fo:margin-left="0cm"/>
    </style:style>
    <style:style style:name="ce45" style:family="table-cell" style:parent-style-name="Excel_20_Built-in_20_Normal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46" style:family="table-cell" style:parent-style-name="Excel_20_Built-in_20_Normal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47" style:family="table-cell" style:parent-style-name="Excel_20_Built-in_20_Normal">
      <style:table-cell-properties fo:background-color="#ccff99" style:text-align-source="value-type" style:repeat-content="false" fo:wrap-option="wrap" fo:border="0.002cm solid #000000" style:vertical-align="middle"/>
      <style:paragraph-properties fo:margin-left="0cm"/>
    </style:style>
    <style:style style:name="ce48" style:family="table-cell" style:parent-style-name="Excel_20_Built-in_20_Normal">
      <style:table-cell-properties style:text-align-source="value-type" style:repeat-content="false" fo:wrap-option="wrap" fo:border="0.002cm solid #000000" style:vertical-align="middle"/>
      <style:paragraph-properties fo:margin-left="0cm"/>
    </style:style>
    <style:style style:name="ce49" style:family="table-cell" style:parent-style-name="Excel_20_Built-in_20_Normal">
      <style:table-cell-properties fo:background-color="#ccffcc" style:text-align-source="value-type" style:repeat-content="false" fo:wrap-option="wrap" fo:border="0.002cm solid #000000" style:vertical-align="middle"/>
      <style:paragraph-properties fo:margin-left="0cm"/>
    </style:style>
    <style:style style:name="ce50" style:family="table-cell" style:parent-style-name="Excel_20_Built-in_20_Normal">
      <style:table-cell-properties fo:background-color="#ccffcc" style:text-align-source="value-type" style:repeat-content="false" fo:wrap-option="wrap" fo:border="0.002cm solid #000000" style:vertical-align="top"/>
      <style:paragraph-properties fo:margin-left="0cm"/>
    </style:style>
    <style:style style:name="ce51" style:family="table-cell" style:parent-style-name="Excel_20_Built-in_20_Normal">
      <style:table-cell-properties fo:background-color="#99cc66"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2" style:family="table-cell" style:parent-style-name="Excel_20_Built-in_20_Normal">
      <style:table-cell-properties fo:wrap-option="wrap" style:vertical-align="top"/>
      <style:text-properties style:font-name="Arial1" style:font-name-complex="Arial1"/>
    </style:style>
    <style:style style:name="ce53" style:family="table-cell" style:parent-style-name="Excel_20_Built-in_20_Normal">
      <style:table-cell-properties fo:wrap-option="wrap" fo:border="0.002cm solid #000000" style:vertical-align="top"/>
      <style:text-properties style:font-name="Arial1" style:font-name-complex="Arial1"/>
    </style:style>
    <style:style style:name="ce54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</style:style>
    <style:style style:name="ce55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7" style:family="table-cell" style:parent-style-name="Excel_20_Built-in_20_Normal">
      <style:table-cell-properties fo:wrap-option="wrap" fo:border="0.002cm solid #000000" style:vertical-align="top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59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1" style:family="table-cell" style:parent-style-name="Excel_20_Built-in_20_Normal">
      <style:table-cell-properties fo:background-color="#ccffcc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2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Excel_20_Built-in_20_Normal">
      <style:table-cell-properties fo:background-color="#ccff99" fo:wrap-option="wrap" fo:border="0.002cm solid #000000" style:vertical-align="middle"/>
      <style:text-properties style:font-name="Arial2"/>
    </style:style>
    <style:style style:name="ce65" style:family="table-cell" style:parent-style-name="Excel_20_Built-in_20_Normal">
      <style:table-cell-properties fo:background-color="#ffffff" fo:wrap-option="wrap" fo:border="0.002cm solid #000000" style:vertical-align="middle"/>
      <style:text-properties style:font-name="Arial2"/>
    </style:style>
    <style:style style:name="ce66" style:family="table-cell" style:parent-style-name="Excel_20_Built-in_20_Normal">
      <style:table-cell-properties fo:wrap-option="wrap" fo:border="0.002cm solid #000000" style:vertical-align="middle"/>
    </style:style>
    <style:style style:name="ce67" style:family="table-cell" style:parent-style-name="Excel_20_Built-in_20_Normal">
      <style:table-cell-properties fo:background-color="#ccff99" fo:wrap-option="wrap" fo:border="0.002cm solid #000000" style:vertical-align="middle"/>
    </style:style>
    <style:style style:name="ce68" style:family="table-cell" style:parent-style-name="Excel_20_Built-in_20_Normal">
      <style:table-cell-properties fo:background-color="#ccffcc" fo:wrap-option="wrap" fo:border="0.002cm solid #000000" style:vertical-align="middle"/>
    </style:style>
    <style:style style:name="ce69" style:family="table-cell" style:parent-style-name="Excel_20_Built-in_20_Normal">
      <style:table-cell-properties fo:background-color="#99cc66" fo:wrap-option="wrap" fo:border="0.002cm solid #000000" style:vertical-align="middle"/>
    </style:style>
    <style:style style:name="ce70" style:family="table-cell" style:parent-style-name="Excel_20_Built-in_20_Normal">
      <style:table-cell-properties fo:wrap-option="wrap" fo:border="0.002cm solid #000000" style:vertical-align="middle"/>
      <style:text-properties style:font-name="Arial1" style:font-name-complex="Arial1"/>
    </style:style>
    <style:style style:name="ce71" style:family="table-cell" style:parent-style-name="Excel_20_Built-in_20_Normal">
      <style:table-cell-properties fo:border-bottom="none" fo:wrap-option="wrap" fo:border-left="0.002cm solid #000000" fo:border-right="0.002cm solid #000000" fo:border-top="none" style:vertical-align="middle"/>
    </style:style>
    <style:style style:name="ce72" style:family="table-cell" style:parent-style-name="Excel_20_Built-in_20_Normal">
      <style:table-cell-properties fo:background-color="#ffffff" fo:border="0.002cm solid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1" fo:font-weight="normal" style:font-weight-asian="normal" style:font-name-complex="Arial1" style:font-weight-complex="normal"/>
    </style:style>
    <style:style style:name="T5" style:family="text">
      <style:text-properties style:font-name="Arial1" fo:font-weight="bold" style:font-weight-asian="bold" style:font-name-complex="Arial1" style:font-weight-complex="bold"/>
    </style:style>
    <style:style style:name="T6" style:family="text">
      <style:text-properties style:font-name="Arial1" style:font-name-complex="Arial1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Arial1" fo:font-style="italic" style:font-style-asian="italic" style:font-name-complex="Arial1" style:font-style-complex="italic"/>
    </style:style>
    <style:style style:name="T9" style:family="text">
      <style:text-properties style:font-name="Arial1" fo:font-style="italic" fo:font-weight="bold" style:font-style-asian="italic" style:font-weight-asian="bold" style:font-name-complex="Arial1" style:font-style-complex="italic" style:font-weight-complex="bold"/>
    </style:style>
    <style:style style:name="T10" style:family="text">
      <style:text-properties style:font-name="Arial1" fo:font-style="normal" fo:font-weight="bold" style:font-style-asian="normal" style:font-weight-asian="bold" style:font-name-complex="Arial1" style:font-style-complex="normal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Default"/>
        <table:table-column table:style-name="co7" table:number-columns-repeated="709" table:default-cell-style-name="Excel_20_Built-in_20_Normal"/>
        <table:table-column table:style-name="co7" table:number-columns-repeated="308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9" office:value-type="string">
            <text:p><text:span text:style-name="T1">La balise « </text:span><text:span text:style-name="T2">meta description »</text:span><text:span text:style-name="T1"> est mal renseignée : <text:s text:c="63"/>&lt;meta </text:span><text:span text:style-name="T1">name="description"</text:span><text:span text:style-name="T2"> content=""</text:span><text:span text:style-name="T1">&gt;</text:span></text:p>
          </table:table-cell>
          <table:table-cell table:style-name="ce24" office:value-type="string">
            <text:p><text:span text:style-name="T6">La balise «</text:span><text:span text:style-name="T8"> </text:span><text:span text:style-name="T9">meta description</text:span><text:span text:style-name="T8"> </text:span><text:span text:style-name="T6">» n'est pas conforme. Celle-ci sert à </text:span><text:span text:style-name="T5">décrire l'intérieu</text:span><text:span text:style-name="T6">r </text:span><text:span text:style-name="T5">d'un site web</text:span><text:span text:style-name="T6">. </text:span><text:span text:style-name="T6">En effet,comme cette balise apparaît avec le titre et l'URL, elle peut </text:span><text:span text:style-name="T5">favoriser les taux de clics</text:span><text:span text:style-name="T6"> ou </text:span><text:span text:style-name="T6">leur nuire si elle n'est pas correctement remplie.</text:span></text:p>
          </table:table-cell>
          <table:table-cell table:style-name="ce39" office:value-type="string">
            <text:p>Rédiger une description de maximum 160 caractères en utilisant les bons <text:span text:style-name="T2">mots</text:span>-<text:span text:style-name="T2">clés</text:span>. Google pourra ainsi <text:span text:style-name="T2">mieux référencer</text:span> la page.</text:p>
          </table:table-cell>
          <table:table-cell table:style-name="ce55" office:value-type="float" office:value="1">
            <text:p>1</text:p>
          </table:table-cell>
          <table:table-cell table:style-name="ce64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3" office:value-type="string">
            <text:p>&lt;title&gt;.&lt;/title&gt;</text:p>
          </table:table-cell>
          <table:table-cell table:style-name="ce25" office:value-type="string">
            <text:p>Une balise <text:span text:style-name="T2">&lt;</text:span><text:span text:style-name="T7">title</text:span><text:span text:style-name="T2">&gt;</text:span> mal renseignée aura des conséquences sur le référencement. En effet, sa description sera <text:span text:style-name="T2">affichée sur le moteur de recherche</text:span>. La description <text:span text:style-name="T2">« . »</text:span> ne veut rien dire pour un utilisateur.</text:p>
          </table:table-cell>
          <table:table-cell table:style-name="ce25" office:value-type="string">
            <text:p>Il est impératif pour votre site de remplir et d’optimiser la balise <text:span text:style-name="T2">&lt;</text:span><text:span text:style-name="T7">title</text:span><text:span text:style-name="T2">&gt;</text:span> car elle joue un rôle essentiel en terme de <text:span text:style-name="T2">référencement naturel</text:span>. Il faut y mettre un mot-clé sur lequel vous souhaitez être référencé.</text:p>
          </table:table-cell>
          <table:table-cell table:style-name="ce55" office:value-type="float" office:value="2">
            <text:p>2</text:p>
          </table:table-cell>
          <table:table-cell table:style-name="ce64" office:value-type="string">
            <text:p><text:a xlink:href="https://openclassrooms.com/fr/courses/5561431-augmentez-votre-trafic-grace-au-referencement-naturel-seo/5578343-optimisez-le-contenu-de-vos-pages">https://openclassrooms.com/fr/courses/5561431-augmentez-votre-trafic-grace-au-referencement-naturel-seo/5578343-optimisez-le-contenu-de-vos-pages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10" office:value-type="string">
            <text:p>Pas de <text:span text:style-name="T2">balises sémantiques</text:span>.</text:p>
          </table:table-cell>
          <table:table-cell table:style-name="ce26" office:value-type="string">
            <text:p>Il y a une <text:span text:style-name="T2">absence de balises sémantiques</text:span> et ceci n'aide pas les robots des navigateurs de recherche à lire l'intérieur de votre site.</text:p>
          </table:table-cell>
          <table:table-cell table:style-name="ce40" office:value-type="string">
            <text:p>Il faut <text:span text:style-name="T2">baliser votre document</text:span> HTML, ce qui permettra aux robots d’indexations de <text:span text:style-name="T2">mieux </text:span><text:span text:style-name="T2">interpréter votre page web</text:span>, et donc de cibler le réel contenu que vous souhaitez mettre en avant.</text:p>
          </table:table-cell>
          <table:table-cell table:style-name="ce56"/>
          <table:table-cell table:style-name="ce65" office:value-type="string">
            <text:p><text:a xlink:href="https://ronan-hello.fr/series/html/balises-semantiques-html">https://ronan-hello.fr/series/html/balises-semantiques-html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1" office:value-type="string">
            <text:p><text:span text:style-name="T1">Les liens ne sont </text:span><text:span text:style-name="T2">pas assez grands</text:span>. <text:s text:c="19"/>Ex : <text:s text:c="76"/>&lt;a href="matoiture.com"&gt;</text:p>
          </table:table-cell>
          <table:table-cell table:style-name="ce27" office:value-type="string">
            <text:p>Les éléments interactifs tels que les <text:span text:style-name="T2">liens</text:span> doivent être suffisamment <text:span text:style-name="T2">grands</text:span> et avoir <text:span text:style-name="T2">suffisamment </text:span><text:span text:style-name="T2">d'espace</text:span> autour d'eux pour être assez faciles à appuyer sans se chevaucher sur d'autres éléments.</text:p>
          </table:table-cell>
          <table:table-cell table:style-name="ce41" office:value-type="string">
            <text:p>Donner une taille de <text:span text:style-name="T2">48x48px</text:span> aux liens.</text:p>
          </table:table-cell>
          <table:table-cell table:style-name="ce57"/>
          <table:table-cell table:style-name="ce66" office:value-type="string">
            <text:p><text:a xlink:href="https://web.dev/tap-targets/?utm_source=lighthouse&amp;utm_medium=lr">https://web.dev/tap-targets/?utm_source=lighthouse&amp;utm_medium=lr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2" office:value-type="string">
            <text:p><text:span text:style-name="T2">Pas de mot-clé dans le H1. <text:s text:c="3"/></text:span><text:span text:style-name="T1"><text:s text:c="26"/>&lt;h1 class="text-center hero-bloc-text tc-white</text:span><text:span text:style-name="T2"> </text:span><text:span text:style-name="T1">"&gt;</text:span><text:span text:style-name="T2">La </text:span><text:span text:style-name="T2">chouette agence.</text:span><text:span text:style-name="T1">&lt;/h1&gt;</text:span></text:p>
          </table:table-cell>
          <table:table-cell table:style-name="ce28" office:value-type="string">
            <text:p>La balise «<text:span text:style-name="T7"> H1</text:span><text:span text:style-name="T2"> </text:span>» contient le nom de l'entreprise mais <text:span text:style-name="T2">pas de mot-clé</text:span> qui permettrait d'aider au référencement. Par ailleurs, elle sert à <text:span text:style-name="T2">attirer l'attention de l'internaute</text:span>, mais également pour <text:span text:style-name="T2">promouvoir le SEO</text:span> d'un site internet.</text:p>
          </table:table-cell>
          <table:table-cell table:style-name="ce42" office:value-type="string">
            <text:p>Il faut insérer dans la balise « <text:span text:style-name="T2">H1</text:span> » <text:span text:style-name="T2">le mot-clé central</text:span> de votre contenu.</text:p>
          </table:table-cell>
          <table:table-cell table:style-name="ce58"/>
          <table:table-cell table:style-name="ce23" office:value-type="string">
            <text:p><text:a xlink:href="https://fiches-pratiques.chefdentreprise.com/Thematique/marketing-1052/FichePratique/Balise-h1-quel-est-son-interet--351214.htm">https://fiches-pratiques.chefdentreprise.com/Thematique/marketing-1052/FichePratique/Balise-h1-quel-est-son-interet--351214.htm</text:a>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11" office:value-type="string">
            <text:p><text:span text:style-name="T2">Les images sont trop grandes</text:span><text:span text:style-name="T1"> : <text:s text:c="22"/>&lt;div class = 'bloc'&gt; </text:span><text:s text:c="2"/>1182px x 439px. <text:s text:c="17"/><text:span text:style-name="T1">background-image: url(img/la-chouette-agence-banniere.jpg);</text:span><text:span text:style-name="T2"> 1920 × 785 px.</text:span></text:p>
          </table:table-cell>
          <table:table-cell table:style-name="ce29" office:value-type="string">
            <text:p>Certaines images sont <text:span text:style-name="T2">trop grandes</text:span> <text:span text:style-name="T2">par rapport à leur contenant</text:span>. Si celles-ci ne sont pas adaptées, cela <text:span text:style-name="T2">ralentit le chargement</text:span> de la page et par conséquent le <text:span text:style-name="T2">référencemen</text:span>t.</text:p>
          </table:table-cell>
          <table:table-cell table:style-name="ce43" office:value-type="string">
            <text:p>Il est indispensable de la <text:span text:style-name="T2">redimensionner</text:span> avant de la mettre sur votre site.Vous devez la <text:span text:style-name="T2">recadrer</text:span> et également alléger son poids en la <text:span text:style-name="T2">compressant</text:span>.</text:p>
          </table:table-cell>
          <table:table-cell table:style-name="ce59"/>
          <table:table-cell table:style-name="ce66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EO</text:p>
          </table:table-cell>
          <table:table-cell table:style-name="ce9" office:value-type="string">
            <text:p><text:span text:style-name="T1">Technique de</text:span> Blackhat : <text:s text:c="34"/>&lt;<text:span text:style-name="T1">div class="keywords"</text:span> style="color:#cccccc;font-size:1px;"&gt;Agence web à paris,...&lt;/div&gt;</text:p>
          </table:table-cell>
          <table:table-cell table:style-name="ce30" office:value-type="string">
            <text:p>Il s'agit de techniques visant à<text:span text:style-name="T2"> créer des mots-clés</text:span> sur fond blanc pour <text:span text:style-name="T2">"tromper"</text:span> les moteurs de recherche pour <text:span text:style-name="T2">monter plus vite dans le référencement</text:span>.</text:p>
            <text:p>Ceci est une mauvaise pratique et peut avoir l'effet inverse.</text:p>
          </table:table-cell>
          <table:table-cell table:style-name="ce44" office:value-type="string">
            <text:p><text:span text:style-name="T2">Retirez tous les mots-clés cachés</text:span> et préférez les mot-clés implémentés dans le <text:span text:style-name="T2">titre</text:span>, la<text:span text:style-name="T2"> meta</text:span> <text:span text:style-name="T2">description</text:span> et <text:span text:style-name="T2">zones de textes</text:span>.</text:p>
          </table:table-cell>
          <table:table-cell table:style-name="ce60" office:value-type="float" office:value="3">
            <text:p>3</text:p>
          </table:table-cell>
          <table:table-cell table:style-name="ce67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SEO</text:p>
          </table:table-cell>
          <table:table-cell table:style-name="ce13" office:value-type="string">
            <text:p>Un H3 est après le H1 : <text:s text:c="32"/>&lt;h3 class="mg-md text-center"&gt;</text:p>
          </table:table-cell>
          <table:table-cell table:style-name="ce31" office:value-type="string">
            <text:p>L'ordre hiérarchique des titres n'est <text:span text:style-name="T2">pas respecté</text:span>, en effet un <text:span text:style-name="T2">H3 est situé après le</text:span> <text:span text:style-name="T2">H1</text:span> : un titre de <text:span text:style-name="T2">niveau 2 sera toujours situé sous un titre de niveau 1</text:span>, un titre de niveau 3 sous un titre de niveau 2 etc...</text:p>
          </table:table-cell>
          <table:table-cell table:style-name="ce45" office:value-type="string">
            <text:p>Il convient de <text:span text:style-name="T2">respecter l'ordre hiérarchique des titres</text:span> : il ne faut pas choisir un titre pour son rendu (taille du texte affiché) mais pour son<text:span text:style-name="T2"> importance dans la hiérarchie.</text:span></text:p>
          </table:table-cell>
          <table:table-cell table:style-name="ce59"/>
          <table:table-cell table:style-name="ce29" office:value-type="string">
            <text:p><text:a xlink:href="https://fr.wikibooks.org/wiki/Le_langage_HTML/Titres_et_paragraphes">https://fr.wikibooks.org/wiki/Le_langage_HTML/Titres_et_paragraphes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s images ne son</text:span>t pas nommées correctement : <text:s text:c="40"/>« 1.jpg », « 2jpg », « 3jpg » etc...</text:p>
          </table:table-cell>
          <table:table-cell table:style-name="ce31" office:value-type="string">
            <text:p>Les images ont des <text:span text:style-name="T2">titres inadaptés</text:span> pour les moteurs de recherche. Les titres contenant les bons mots-clés seront bien <text:span text:style-name="T2">mieux pour l'indexation</text:span>.</text:p>
          </table:table-cell>
          <table:table-cell table:style-name="ce46" office:value-type="string">
            <text:p>Changez les noms classiques par un <text:span text:style-name="T2">nom pertinen</text:span>t avec des <text:span text:style-name="T2">mots-clés séparés pas des tirets</text:span> dans le nom de l’illustration aidera les moteurs de recherche à <text:span text:style-name="T2">savoir de quoi elle parle</text:span>.</text:p>
          </table:table-cell>
          <table:table-cell table:style-name="ce59"/>
          <table:table-cell table:style-name="ce29" office:value-type="string">
            <text:p><text:a xlink:href="https://www.codeur.com/blog/seo-image-google/#:~:text=Le%20format%20de%20l'image,:%20JPEG,%20PNG%20et%20GIF">https://www.codeur.com/blog/seo-image-google/#:~:text=Le format de l'image,: JPEG, PNG et GIF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9" office:value-type="string">
            <text:p><text:span text:style-name="T1">L'onglet contact est</text:span> mal nommé : <text:s text:c="20"/><text:span text:style-name="T2">&lt;a href="page2.html"&gt;page2 &gt;&lt;/a&gt;</text:span></text:p>
          </table:table-cell>
          <table:table-cell table:style-name="ce30" office:value-type="string">
            <text:p>La '<text:span text:style-name="T7">page2</text:span>' nous renvoie sur un <text:span text:style-name="T2">formulaire de contact</text:span>, les moteurs de recherche ni même les utilisateurs ne peuvent comprendre qu'il s'agit d'un formulaire. Ce nom n'est <text:span text:style-name="T2">pas clair</text:span>.</text:p>
          </table:table-cell>
          <table:table-cell table:style-name="ce44" office:value-type="string">
            <text:p>Renommez votre lien vers le formulaire en <text:span text:style-name="T2">« </text:span><text:span text:style-name="T7">Contact </text:span><text:span text:style-name="T2">»</text:span>. Cette pratique le rendra bien plus <text:span text:style-name="T2">compréhensible et cohérent</text:span>.</text:p>
          </table:table-cell>
          <table:table-cell table:style-name="ce60" office:value-type="float" office:value="4">
            <text:p>4</text:p>
          </table:table-cell>
          <table:table-cell table:style-name="ce67" office:value-type="string">
            <text:p><text:a xlink:href="https://support.squarespace.com/hc/fr-fr/articles/205814428-Modifier-le-format-des-titres-pour-le-SEO-et-les-onglets-de-navigateur">https://support.squarespace.com/hc/fr-fr/articles/205814428-Modifier-le-format-des-titres-pour-le-SEO-et-les-onglets-de-navigateur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4" office:value-type="string">
            <text:p>La page2 de contact est coupée.</text:p>
          </table:table-cell>
          <table:table-cell table:style-name="ce30" office:value-type="string">
            <text:p>Le chemin de la page2 est indiqué vers un fichier <text:span text:style-name="T2">bootstrap minifié</text:span> alors que celui-ci n'exista pas, il y a donc une <text:span text:style-name="T2">erreur d'affichage</text:span> qui posera un problème à l'utilisateur qui ne pourra <text:span text:style-name="T2">pas bien voir la </text:span><text:span text:style-name="T2">page</text:span>.</text:p>
          </table:table-cell>
          <table:table-cell table:style-name="ce47" office:value-type="string">
            <text:p>Il faut minifier le fichier Bootstrap afin de corriger cette erreur te l'enregistrer sous le nom : <text:s text:c="19"/><text:s text:c="43"/>« <text:span text:style-name="T7">bootstrap.min.css ».</text:span></text:p>
          </table:table-cell>
          <table:table-cell table:style-name="ce60" office:value-type="float" office:value="5">
            <text:p>5</text:p>
          </table:table-cell>
          <table:table-cell table:style-name="ce67"/>
          <table:table-cell table:number-columns-repeated="1018"/>
        </table:table-row>
        <table:table-row table:style-name="ro6">
          <table:table-cell table:style-name="ce4" office:value-type="string">
            <text:p>SEO</text:p>
          </table:table-cell>
          <table:table-cell table:style-name="ce9" office:value-type="string">
            <text:p><text:span text:style-name="T1">Absence de</text:span> « Google Search Console »<text:span text:style-name="T1"> et</text:span> « Google Analytics ».</text:p>
          </table:table-cell>
          <table:table-cell table:style-name="ce30" office:value-type="string">
            <text:p><text:span text:style-name="T2">Aucun de ces outils n'est utilisé</text:span>, les données que l'on peut y consulter ne sont donc pas mises à profit pour un meilleur référencement. Ils constituent une<text:span text:style-name="T2"> source</text:span> <text:span text:style-name="T2">importante d'informations</text:span> qui peuvent aider à <text:span text:style-name="T2">améliorer son SEO</text:span> et<text:span text:style-name="T2"> suivre</text:span> <text:span text:style-name="T2">l'évolution de ces données</text:span> (performances du trafic généré, les mots-clés utilisé, contrôler et maintenir la présence de votre site dans les résultats de recherche Google...). </text:p>
          </table:table-cell>
          <table:table-cell table:style-name="ce47" office:value-type="string">
            <text:p>Commencez à utiliser ces deux outils.</text:p>
          </table:table-cell>
          <table:table-cell table:style-name="ce60" office:value-type="float" office:value="6">
            <text:p>6</text:p>
          </table:table-cell>
          <table:table-cell table:style-name="ce67" office:value-type="string">
            <text:p><text:a xlink:href="https://openclassrooms.com/fr/courses/5561431-augmentez-votre-trafic-grace-au-referencement-naturel-seo/5578350-suivez-votre-progression-grace-a-google-search-console">https://openclassrooms.com/fr/courses/5561431-augmentez-votre-trafic-grace-au-referencement-naturel-seo/5578350-suivez-votre-progression-grace-a-google-search-console</text:a><text:a xlink:href="https://openclassrooms.com/fr/courses/5561431-augmentez-votre-trafic-grace-au-referencement-naturel-seo/5578349-analysez-vos-kpis-grace-a-google-analytics">https://openclassrooms.com/fr/courses/5561431-augmentez-votre-trafic-grace-au-referencement-naturel-seo/5578349-analysez-vos-kpis-grace-a-google-analytics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1" office:value-type="string">
            <text:p><text:span text:style-name="T1">Le versions de Bootstrap et Jquery ne sont </text:span><text:span text:style-name="T2">pas à</text:span><text:span text:style-name="T1"> </text:span><text:span text:style-name="T2">jour : <text:s text:c="73"/></text:span><text:span text:style-name="T2"><text:s text:c="7"/>« Bootstrap v3.3.5 » <text:s text:c="42"/>«  jQuery v2.1.0 » </text:span></text:p>
          </table:table-cell>
          <table:table-cell table:style-name="ce29" office:value-type="string">
            <text:p>Ce problème peut générer des <text:span text:style-name="T2">vulnérabilités de sécurité</text:span> connues qui sont facilement identifiées et exploitées par des attaquants. Ceci peut faire <text:span text:style-name="T2">baisser le</text:span> <text:span text:style-name="T2">classement</text:span> dans le référencement.</text:p>
          </table:table-cell>
          <table:table-cell table:style-name="ce48" office:value-type="string">
            <text:p>Pour corriger ce problème il est important de <text:span text:style-name="T2">mettre à jour les versions</text:span> de Jquery et Bootstrap.</text:p>
          </table:table-cell>
          <table:table-cell table:style-name="ce59"/>
          <table:table-cell table:style-name="ce66" office:value-type="string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Les fichier CSS et JavaScript ne sont</text:span> pas minifiés.</text:p>
          </table:table-cell>
          <table:table-cell table:style-name="ce32" office:value-type="string">
            <text:p>Les fichiers ne sont pas minifés et <text:span text:style-name="T2">alourdissent la page </text:span>et par conséquent le <text:span text:style-name="T2">chargement de la </text:span><text:span text:style-name="T2">page</text:span> par les navigateurs.</text:p>
          </table:table-cell>
          <table:table-cell table:style-name="ce49" office:value-type="string">
            <text:p>Dans ce cas il faut <text:span text:style-name="T2">minifier ces fichiers</text:span> avec une des <text:span text:style-name="T2">applications dédiée</text:span> (compressmycode.com, htmlcompressor.com ou encore javascript-minifier.com) afin de les<text:span text:style-name="T2"> alléger</text:span>.</text:p>
          </table:table-cell>
          <table:table-cell table:style-name="ce61" office:value-type="float" office:value="7">
            <text:p>7</text:p>
          </table:table-cell>
          <table:table-cell table:style-name="ce68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Certaines photos ne sont</text:span> pas compressées <text:span text:style-name="T1">et</text:span> pas adaptées à leur contenant.</text:p>
          </table:table-cell>
          <table:table-cell table:style-name="ce32" office:value-type="string">
            <text:p>Tout comme les fichiers CSS et JavaScript, certaines photos n'ont pas une taille optimisée, sont<text:span text:style-name="T2"> trop </text:span><text:span text:style-name="T2">lourdes</text:span> et ont une incidence sur<text:span text:style-name="T2"> le chargement de la page</text:span>.</text:p>
          </table:table-cell>
          <table:table-cell table:style-name="ce50" office:value-type="string">
            <text:p>Dans ce cas également il faut <text:span text:style-name="T2">compresser les photos</text:span> via des applications (ImageOptium ou encore compressor.io) avec une compression sans perte. Il faut aussi adapter la taille de l'image à la taille de son contenant.</text:p>
          </table:table-cell>
          <table:table-cell table:style-name="ce61" office:value-type="float" office:value="8">
            <text:p>8</text:p>
          </table:table-cell>
          <table:table-cell table:style-name="ce68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6" office:value-type="string">
            <text:p><text:span text:style-name="T1">Lattibut</text:span> « <text:span text:style-name="T3">defer </text:span>» n'est pas appliqué sur tous scripts JavaScript.</text:p>
          </table:table-cell>
          <table:table-cell table:style-name="ce32" office:value-type="string">
            <text:p>Ici il y a certains scripts JavaScript qui n'ont pas l'attribut « <text:span text:style-name="T7">defer »</text:span>, ce qui causera un <text:span text:style-name="T2">soucis de </text:span><text:span text:style-name="T2">chargement </text:span><text:s/><text:span text:style-name="T2">des scripts</text:span> en parallèle. Avec cet attribut les scripts se chargent sans stopper le rendu de la page HTML.</text:p>
          </table:table-cell>
          <table:table-cell table:style-name="ce50" office:value-type="string">
            <text:p>Il signifie que le navigateur peut charger le(s) script(s) en parallèle, sans stopper le rendu de la page HTML. Contrairement à async , l'ordre d'exécution des scripts est préservé, en fonction de leur apparition dans le code source HTML.</text:p>
          </table:table-cell>
          <table:table-cell table:style-name="ce61" office:value-type="float" office:value="9">
            <text:p>9</text:p>
          </table:table-cell>
          <table:table-cell table:style-name="ce68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17" office:value-type="string">
            <text:p><text:span text:style-name="T2">p {</text:span></text:p>
            <text:p><text:span text:style-name="T2"><text:s text:c="4"/></text:span><text:span text:style-name="T2">font-size: 11px;</text:span></text:p>
            <text:p><text:span text:style-name="T2">}</text:span></text:p>
          </table:table-cell>
          <table:table-cell table:style-name="ce33" office:value-type="string">
            <text:p>Les tailles de polices <text:span text:style-name="T2">inférieures à 12px</text:span> sont souvent <text:span text:style-name="T2">difficiles à lire</text:span> sur les appareils mobiles et peuvent obliger les utilisateurs à <text:span text:style-name="T2">zoomer</text:span> pour afficher le texte à une taille de lecture confortable. De nombreux moteurs de recherche classent les pages en fonction de leur compatibilité avec les mobiles. </text:p>
          </table:table-cell>
          <table:table-cell table:style-name="ce29" office:value-type="string">
            <text:p>Avoir une taille de police <text:span text:style-name="T2">d'au moins 12px</text:span> sur au moins <text:span text:style-name="T2">60 %</text:span> du texte de votre page.</text:p>
          </table:table-cell>
          <table:table-cell table:style-name="ce59"/>
          <table:table-cell table:style-name="ce66" office:value-type="string">
            <text:p><text:a xlink:href="https://web.dev/font-size/?utm_source=lighthouse&amp;utm_medium=lr">https://web.dev/font-size/?utm_source=lighthouse&amp;utm_medium=lr</text:a>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ACCESSIBILITÉ</text:p>
          </table:table-cell>
          <table:table-cell table:style-name="ce18" office:value-type="string">
            <text:p>&lt;div class="keywords"style="color:#cccccc;font-size:1px;"&gt;</text:p>
            <text:p/>
          </table:table-cell>
          <table:table-cell table:style-name="ce34" office:value-type="string">
            <text:p>Le texte a un <text:span text:style-name="T2">faible contraste</text:span> et est<text:span text:style-name="T2"> difficile ou impossible à lire</text:span> pour de nombreux utilisateurs. Les couleurs d'arrière-plan et de <text:span text:style-name="T2">premier plan n'ont pas un</text:span> <text:span text:style-name="T2">rapport de contraste suffisamment </text:span><text:span text:style-name="T2">élevé</text:span>.</text:p>
          </table:table-cell>
          <table:table-cell table:style-name="ce51" office:value-type="string">
            <text:p>Assurez-vous que tout le texte de votre page respecte les <text:span text:style-name="T2">rapports de contraste</text:span> <text:span text:style-name="T2">de couleur </text:span><text:span text:style-name="T2">minimum</text:span> spécifiés par WCAG.</text:p>
          </table:table-cell>
          <table:table-cell table:style-name="ce62" office:value-type="float" office:value="10">
            <text:p>10</text:p>
          </table:table-cell>
          <table:table-cell table:style-name="ce69" office:value-type="string">
            <text:p><text:a xlink:href="https://openclassrooms.com/fr/courses/6691346-concevez-un-contenu-web-accessible/6941044-inspectez-manuellement-le-contenu">https://openclassrooms.com/fr/courses/6691346-concevez-un-contenu-web-accessible/6941044-inspectez-manuellement-le-contenu</text:a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19" office:value-type="string">
            <text:p>&lt;h3 class="mg-md text-center"&gt;</text:p>
          </table:table-cell>
          <table:table-cell table:style-name="ce35" office:value-type="string">
            <text:p>L'ordre hiérarchique des titres n'est <text:span text:style-name="T2">pas respecté</text:span>, en effet un <text:span text:style-name="T2">H3 est situé après le</text:span> <text:span text:style-name="T2">H1</text:span> : un titre de <text:span text:style-name="T2">niveau 2 sera toujours situé sous un titre de niveau 1</text:span>, un titre de niveau 3 sous un titre de niveau 2 etc...</text:p>
          </table:table-cell>
          <table:table-cell table:style-name="ce45" office:value-type="string">
            <text:p>Il convient de <text:span text:style-name="T2">respecter l'ordre hiérarchique des titres</text:span> : il ne faut pas choisir un titre pour son rendu (taille du texte affiché) mais pour son<text:span text:style-name="T2"> importance dans la hiérarchie.</text:span></text:p>
          </table:table-cell>
          <table:table-cell table:style-name="ce59"/>
          <table:table-cell table:style-name="ce29" office:value-type="string">
            <text:p><text:a xlink:href="https://fr.wikibooks.org/wiki/Le_langage_HTML/Titres_et_paragraphes">https://fr.wikibooks.org/wiki/Le_langage_HTML/Titres_et_paragraphes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20" office:value-type="string">
            <text:p>&lt;html lang="Default"&gt;</text:p>
          </table:table-cell>
          <table:table-cell table:style-name="ce36" office:value-type="string">
            <text:p><text:span text:style-name="T6">La langue n'est </text:span><text:span text:style-name="T5">pas définie</text:span><text:span text:style-name="T6">, ainsi, les navigateurs de recherche ne </text:span><text:span text:style-name="T5">peuvent pas</text:span><text:span text:style-name="T6"> </text:span><text:span text:style-name="T5">détecter </text:span><text:span text:style-name="T5">automatiquement la langue de la page</text:span><text:span text:style-name="T6">. Sans cet attribut, les lecteurs d'écran utiliseront la lange </text:span><text:span text:style-name="T6">paramétrée par le système d'exploitation, ce qui pourra entraîner des </text:span><text:span text:style-name="T5">défauts de prononciations</text:span><text:span text:style-name="T6">.</text:span></text:p>
          </table:table-cell>
          <table:table-cell table:style-name="ce52" office:value-type="string">
            <text:p><text:span text:style-name="T6">L'utilisation d'un attribut « </text:span><text:span text:style-name="T9">lang</text:span><text:span text:style-name="T8"> </text:span><text:span text:style-name="T6">» valide pour l'élément HTML permettra aux lecteurs d'écran de </text:span><text:span text:style-name="T5">déterminer la langue à utiliser pour l'énonciation</text:span><text:span text:style-name="T6">. La balise de langage utilisée doit correspondre </text:span><text:span text:style-name="T6">à celle utilisée pour la </text:span><text:span text:style-name="T10">majorité du</text:span><text:span text:style-name="T6"> </text:span><text:span text:style-name="T5">contenu de la page</text:span><text:span text:style-name="T6">.</text:span></text:p>
          </table:table-cell>
          <table:table-cell table:style-name="ce59"/>
          <table:table-cell table:style-name="ce70" office:value-type="string">
            <text:p><text:span text:style-name="T6"><text:a xlink:href="https://openclassrooms.com/fr/courses/5922626-optimisez-le-referencement-de-votre-site-seo-en-ameliorant-ses-performances-techniques/6055281-creez-du-contenu-pour-chaque-langue">https://openclassrooms.com/fr/courses/5922626-optimisez-le-referencement-de-votre-site-seo-en-ameliorant-ses-performances-techniques/6055281-creez-du-contenu-pour-chaque-langue</text:a></text:span>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ACCESSIBILITÉ</text:p>
          </table:table-cell>
          <table:table-cell table:style-name="ce21" office:value-type="string">
            <text:p><text:span text:style-name="T4">Le </text:span><text:span text:style-name="T5">texte est sous forme d'image</text:span><text:span text:style-name="T4"> : <text:s text:c="21"/>&lt;img alt="agence web, agence web paris, web </text:span><text:span text:style-name="T4">design paris, stratégie web"</text:span><text:span text:style-name="T6"> src="img/citation.png"&gt;</text:span></text:p>
          </table:table-cell>
          <table:table-cell table:style-name="ce37" office:value-type="string">
            <text:p>Le texte est <text:span text:style-name="T2">mis sous forme d'image</text:span> en format png, les moteurs de recherche ne peuvent donc <text:span text:style-name="T2">pas </text:span><text:span text:style-name="T2">bien comprendre qu'il s'agit d'un texte</text:span>.</text:p>
          </table:table-cell>
          <table:table-cell table:style-name="ce53" office:value-type="string">
            <text:p>Il faut <text:span text:style-name="T2">retirer les textes sous formes d'image</text:span> et créer de <text:span text:style-name="T2">vrais textes</text:span> <text:s/>avec <text:span text:style-name="T2">les balises de texte</text:span> pour être reconnus comme tels par les moteurs de recherche et ainsi permettre de remonter dans le référencement.</text:p>
          </table:table-cell>
          <table:table-cell table:style-name="ce59"/>
          <table:table-cell table:style-name="ce70"/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22" office:value-type="string">
            <text:p>&lt;a class="social" href="index.html"&gt;</text:p>
          </table:table-cell>
          <table:table-cell table:style-name="ce38" office:value-type="string">
            <text:p>Les liens n'ont <text:span text:style-name="T2">pas de nom discernable</text:span>.</text:p>
          </table:table-cell>
          <table:table-cell table:style-name="ce33" office:value-type="string">
            <text:p>Les liens tirent principalement leur nom accessible de leur <text:span text:style-name="T2">contenu textue</text:span>l. Évitez les mots de remplissage comme « Ici » ou « En savoir plus » ; à la place, mettez le texte le plus <text:span text:style-name="T2">significatif</text:span> dans le lien lui-même.</text:p>
          </table:table-cell>
          <table:table-cell table:style-name="ce59"/>
          <table:table-cell table:style-name="ce71" office:value-type="string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/>
        </table:table-row>
        <table:table-row table:style-name="ro7">
          <table:table-cell table:style-name="ce8" office:value-type="string">
            <text:p>ACCESSIBILITÉ</text:p>
          </table:table-cell>
          <table:table-cell table:style-name="ce17" office:value-type="string">
            <text:p><text:span text:style-name="T1">L'étiquette</text:span> « <text:span text:style-name="T3">form </text:span>» <text:span text:style-name="T1">est </text:span>manquante : <text:s text:c="17"/>&lt;label&gt;Nom&lt;/label&gt;</text:p>
          </table:table-cell>
          <table:table-cell table:style-name="ce35" office:value-type="string">
            <text:p>Lorsque l’utilisateur non voyant ou malvoyant circule dans les champs de formulaire avec un logiciel de synthèse vocale, l’étiquette du champ lui est <text:span text:style-name="T2">dictée</text:span> et il peut se <text:span text:style-name="T2">déplacer et écrire à l’intérieur </text:span><text:span text:style-name="T2">des zones de saisie</text:span>. L'absence de cette étiquette peut donc poser un<text:span text:style-name="T2"> problème d'accessibilité</text:span>. <text:s/>Elle fournit également des <text:span text:style-name="T2">descriptions visibles</text:span> et des <text:span text:style-name="T2">cibles cliquables plus grandes</text:span>.</text:p>
          </table:table-cell>
          <table:table-cell table:style-name="ce29" office:value-type="string">
            <text:p>Pour favoriser l'accessibilité il convient d'intégrer un formulaire<text:span text:style-name="T2"> comme cec</text:span>i : <text:s text:c="39"/><text:s text:c="4"/><text:span text:style-name="T11">&lt;label for="nom"&gt;Quel est votre nom ?&lt;/label&gt;</text:span></text:p>
            <text:p><text:span text:style-name="T11"><text:s text:c="10"/></text:span><text:span text:style-name="T11">&lt;input type="text" name="nom" id="nom" /&gt;</text:span></text:p>
          </table:table-cell>
          <table:table-cell table:style-name="ce59"/>
          <table:table-cell table:style-name="ce66" office:value-type="string">
            <text:p><text:a xlink:href="https://openclassrooms.com/fr/courses/6691451-codez-un-site-web-accessible-avec-html-css/6965639-construisez-des-formulaires-accessibles">https://openclassrooms.com/fr/courses/6691451-codez-un-site-web-accessible-avec-html-css/6965639-construisez-des-formulaires-accessibles</text:a>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ACCESSIBILITÉ</text:p>
          </table:table-cell>
          <table:table-cell table:style-name="ce23" office:value-type="string">
            <text:p>L'attribut «<text:span text:style-name="T2"> </text:span><text:span text:style-name="T7">alt</text:span><text:span text:style-name="T2"> </text:span>» est <text:span text:style-name="T2">mal renseigné</text:span> : <text:s text:c="14"/>&lt;img src="img/logo.png" class="center-block image-resize-mode" <text:span text:style-name="T2">alt="La chouette agence</text:span>, <text:span text:style-name="T2">agence web paris, création logo paris"</text:span>&gt;</text:p>
          </table:table-cell>
          <table:table-cell table:style-name="ce28" office:value-type="string">
            <text:p>Le texte alternatif est <text:span text:style-name="T2">mal renseigné</text:span>, cette pratique n'aide pas les personnes mal-voyantes à naviguer sur votre site en en décrivant le contenu de celles-ci. La balise <text:s text:c="4"/>« <text:span text:style-name="T7">alt </text:span>» <text:span text:style-name="T2">améliore</text:span> <text:span text:style-name="T2">l’accessibilité</text:span>.</text:p>
            <text:p>Ceci aidera également les moteurs de recherche à comprendre votre page, et donc à <text:span text:style-name="T2">améliorer </text:span><text:span text:style-name="T2">votre référencement </text:span>car ils pourront analyser le contenu visuel de vos images.</text:p>
          </table:table-cell>
          <table:table-cell table:style-name="ce54" office:value-type="string">
            <text:p>Renseignez de façon <text:span text:style-name="T2">rigoureuse</text:span>, <text:span text:style-name="T2">cohérente</text:span> et non <text:span text:style-name="T2">suroptimisée</text:span>, les textes alternatifs de vos images.</text:p>
          </table:table-cell>
          <table:table-cell table:style-name="ce58" office:value-type="float" office:value="10">
            <text:p>10</text:p>
          </table:table-cell>
          <table:table-cell table:style-name="ce72" office:value-type="string">
            <text:p><text:a xlink:href="https://cocolyze.com/fr/tutos/attribut-alt-images-et-seo">https://cocolyze.com/fr/tutos/attribut-alt-images-et-seo</text:a></text:p>
          </table:table-cell>
          <table:table-cell table:number-columns-repeated="1018"/>
        </table:table-row>
        <table:table-row table:style-name="ro9" table:number-rows-repeated="4">
          <table:table-cell table:number-columns-repeated="4"/>
          <table:table-cell table:style-name="ce63"/>
          <table:table-cell table:number-columns-repeated="1019"/>
        </table:table-row>
        <table:table-row table:style-name="ro9" table:number-rows-repeated="985">
          <table:table-cell table:number-columns-repeated="1024"/>
        </table:table-row>
        <table:table-row table:style-name="ro10" table:number-rows-repeated="1047561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5">25/09/2021</text:date>, <text:time>15:0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5T15:07:21.07</dc:date>
    <meta:generator>OpenOffice/4.1.7$Win32 OpenOffice.org_project/417m1$Build-9800</meta:generator>
    <meta:editing-duration>P3DT3H43M23S</meta:editing-duration>
    <meta:editing-cycles>6</meta:editing-cycles>
    <meta:document-statistic meta:table-count="1" meta:cell-count="135" meta:object-count="0"/>
  </office:meta>
</office:document-meta>
</file>